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mbria" svg:font-family="Cambria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 style:master-page-name="Standard">
      <style:paragraph-properties fo:text-align="justify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tre du résumé étendu</text:p>
      <text:p text:style-name="P2">Auteur1(1), auteur2(2), auteur3(3)...</text:p>
      <text:p text:style-name="P3"><text:bookmark-start text:name="__DdeLink__170_2065613477"/>(1) adresse électronique, laboratoire et tutelles auteur1<text:bookmark-end text:name="__DdeLink__170_2065613477"/></text:p>
      <text:p text:style-name="P3">(2)adresse électronique, laboratoire et tutelles auteur2</text:p>
      <text:p text:style-name="P3">(3)adresse électronique, laboratoire et tutelles auteur3</text:p>
      <text:p text:style-name="P1"/>
      <text:p text:style-name="P4">Overview:</text:p>
      <text:p text:style-name="P1">Résumé en anglais</text:p>
      <text:p text:style-name="P1"/>
      <text:p text:style-name="P4">Enjeux scientifiques, besoin de la grille :</text:p>
      <text:p text:style-name="P1">Environ une demi-page</text:p>
      <text:p text:style-name="P1"/>
      <text:p text:style-name="P4">Développements, déploiement sur la grille :</text:p>
      <text:p text:style-name="P1">Environ une demi-page</text:p>
      <text:p text:style-name="P1"/>
      <text:p text:style-name="P4">Outils, difficultés rencontrées :</text:p>
      <text:p text:style-name="P1">Environ une demi-page</text:p>
      <text:p text:style-name="P1"/>
      <text:p text:style-name="P4">Résultats scientifiques :</text:p>
      <text:p text:style-name="P1">Environ une demi-page à trois quarts de page</text:p>
      <text:p text:style-name="P1"/>
      <text:p text:style-name="P4">Perspectives :</text:p>
      <text:p text:style-name="P1">Environ une demi-page</text:p>
      <text:p text:style-name="P1"/>
      <text:p text:style-name="P4">Références :</text:p>
      <text:p text:style-name="P1">Environ une demi-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ambria" fo:font-size="12pt" fo:language="fr" fo:country="FR" style:font-name-asian="Cambria" style:font-size-asian="12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ttung</meta:initial-creator>
    <meta:creation-date>2011-05-26T09:23:00</meta:creation-date>
    <dc:creator>dttung</dc:creator>
    <dc:date>2011-05-26T09:25:00</dc:date>
    <meta:editing-cycles>1</meta:editing-cycles>
    <meta:editing-duration>PT00H02M00S</meta:editing-duration>
    <meta:generator>OpenOffice.org/3.2$Linux OpenOffice.org_project/320m12$Build-9483</meta:generator>
    <meta:document-statistic meta:table-count="0" meta:image-count="0" meta:object-count="0" meta:page-count="1" meta:paragraph-count="19" meta:word-count="77" meta:character-count="573"/>
    <meta:user-defined meta:name="Info 1"/>
    <meta:user-defined meta:name="Info 2"/>
    <meta:user-defined meta:name="Info 3"/>
    <meta:user-defined meta:name="Info 4"/>
  </office:meta>
</office:document-meta>
</file>